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35f4" officeooo:paragraph-rsid="000c35f4"/>
    </style:style>
    <style:style style:name="P2" style:family="paragraph" style:parent-style-name="Standard">
      <style:text-properties officeooo:rsid="000d4ffa" officeooo:paragraph-rsid="0011874d"/>
    </style:style>
    <style:style style:name="T1" style:family="text">
      <style:text-properties officeooo:rsid="000d4ffa"/>
    </style:style>
    <style:style style:name="T2" style:family="text">
      <style:text-properties fo:font-style="italic" officeooo:rsid="000d4ff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4ffa" style:font-style-asian="normal" style:font-style-complex="normal"/>
    </style:style>
    <style:style style:name="T5" style:family="text">
      <style:text-properties fo:font-style="normal" officeooo:rsid="000eb4c4" style:font-style-asian="normal" style:font-style-complex="normal"/>
    </style:style>
    <style:style style:name="T6" style:family="text">
      <style:text-properties fo:font-style="normal" officeooo:rsid="0010ab9a" style:font-style-asian="normal" style:font-style-complex="normal"/>
    </style:style>
    <style:style style:name="T7" style:family="text">
      <style:text-properties fo:font-style="normal" officeooo:rsid="0011874d" style:font-style-asian="normal" style:font-style-complex="normal"/>
    </style:style>
    <style:style style:name="T8" style:family="text">
      <style:text-properties fo:font-style="normal" officeooo:rsid="0012a4b7" style:font-style-asian="normal" style:font-style-complex="normal"/>
    </style:style>
    <style:style style:name="T9" style:family="text">
      <style:text-properties fo:font-style="normal" officeooo:rsid="00136082" style:font-style-asian="normal" style:font-style-complex="normal"/>
    </style:style>
    <style:style style:name="T10" style:family="text">
      <style:text-properties fo:font-style="normal" officeooo:rsid="00152b6d" style:font-style-asian="normal" style:font-style-complex="normal"/>
    </style:style>
    <style:style style:name="T11" style:family="text">
      <style:text-properties officeooo:rsid="0010ab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r pollution is <text:span text:style-name="T11">a major</text:span> issue in many cities around the world and can have serious health implications for people living in these cities. In 2016, the World Health Organisation (WHO) released <text:span text:style-name="T1">the </text:span><text:span text:style-name="T2">Ambient air pollution </text:span><text:span text:style-name="T4">report in which they declared air pollution as the ‘biggest environmental risk to health’ </text:span><text:span text:style-name="T5">\cite{10665-250141}</text:span><text:span text:style-name="T4">. </text:span><text:span text:style-name="T6">It is estimated that in Europe, over 500,000 deaths were associated with exposure to air pollution in 2016 and indoor air is likely to contain higher levels of pollution than outdoor air \cite{gonzalez2021state}. This </text:span><text:span text:style-name="T7">of particular concern since the average adult is estimated to spend over 80% of their time indoors \cite{ec2003indoor}.</text:span></text:p>
      <text:p text:style-name="P1"><text:span text:style-name="T4"/></text:p>
      <text:p text:style-name="P2"><text:span text:style-name="T7">Exposure to poor air quality can lead to many respiratory illnesses as well as exacerbating allergies and cancerous diseases </text:span><text:span text:style-name="T6">\cite{gonzalez2021state}.</text:span><text:span text:style-name="T7"> </text:span><text:span text:style-name="T4">F</text:span><text:span text:style-name="T3">urthermore, certain sizes of particulate matter </text:span><text:span text:style-name="T8">can be linked to specific </text:span><text:span text:style-name="T3">health issues. Particulate matter less than 2.5 microns in </text:span><text:span text:style-name="T8">size </text:span><text:span text:style-name="T9">(PM_2.5)</text:span><text:span text:style-name="T8"> are associated </text:span><text:span text:style-name="T3">to health effects such as pulmonary diseases, cardiovascular disease, diabetes, and adverse birth outcomes </text:span><text:span text:style-name="T8">\cite{feng2016health}</text:span><text:span text:style-name="T3">. <text:s/></text:span><text:span text:style-name="T9">The majority of PM2.5 comes from traffic-related sources however the main indoor sources are cooking and heating in the home or building </text:span><text:span text:style-name="T10">\cite{martins2018impact}</text:span><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5T20:53:19.300582256</meta:creation-date>
    <dc:date>2022-05-15T21:30:41.208117586</dc:date>
    <meta:editing-duration>PT4M18S</meta:editing-duration>
    <meta:editing-cycles>2</meta:editing-cycles>
    <meta:generator>LibreOffice/7.3.2.2$Linux_X86_64 LibreOffice_project/49f2b1bff42cfccbd8f788c8dc32c1c309559be0</meta:generator>
    <meta:document-statistic meta:table-count="0" meta:image-count="0" meta:object-count="0" meta:page-count="1" meta:paragraph-count="2" meta:word-count="185" meta:character-count="1274" meta:non-whitespace-character-count="1090"/>
  </office:meta>
</office:document-meta>
</file>